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.fixupXPath2( String xpath , int offset , final int en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eld.createMatcher( Value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Identity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.handleContent( XSTypeDefinition type , boolean nillable , Object actualValue , short valueType , ShortList itemValu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tcher.convertToPrimitiveKind( ShortList itemValue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Path.fixupXPath( String x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eld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.XPath( String xpath , SymbolTable symbolTable , Namespac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tcher.Matcher( Field . XPath xpath , Value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.convertToPrimitiveKind( short valu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tcher.matched( Object actualValue , short valueType , ShortList itemValueType , boolean isN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Field( Field . XPath xpath , IdentityConstraint identityConstr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